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ReceiverDialogPanel.setupPluginProperty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ReceiverDialogPanel.getOk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eceiverDialogPanel.setup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ReceiverDialogPanel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ewReceiverDialogPanel.setup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wReceiverDialog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eceiverDialogPanel.NewReceiverDialog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ReceiverDialogPanel.setupSpli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wReceiverDialogPanel.propertyChange( PropertyChangeEvent ev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wReceiverDialogPanel.setupJava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eceiverDialogPanel.get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eceiverDialogPanel.create( Class receiver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